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E00000155F47F8B17.png" manifest:media-type="image/png"/>
  <manifest:file-entry manifest:full-path="Pictures/2000027800003E8000002328CBA48C89.svm" manifest:media-type="image/x-svm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999cm" svg:height="8.999cm" svg:x="2.548cm" svg:y="10.41cm">
          <draw:image xlink:href="Pictures/2000027800003E8000002328CBA48C89.svm" xlink:type="simple" xlink:show="embed" xlink:actuate="onLoad" draw:mime-type="image/x-svm">
            <text:p/>
          </draw:image>
          <draw:image xlink:href="Pictures/100000010000025E00000155F47F8B17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5:18:13.993566946</meta:creation-date>
    <dc:date>2024-09-12T15:19:54.457814483</dc:date>
    <meta:editing-duration>PT1M42S</meta:editing-duration>
    <meta:editing-cycles>2</meta:editing-cycles>
    <meta:generator>LibreOfficeDev/25.2.0.0.alpha0$Linux_X86_64 LibreOffice_project/51eead7fdd8f18964a2891123b3941079ec70b17</meta:generator>
    <meta:document-statistic meta:object-count="1"/>
  </office:meta>
</office:document-meta>
</file>